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reLikeThis.get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in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like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createQueue( Map word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oreLikeThis.getMaxQuery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retrieveInterestingTerms( Reader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reLikeThis.like( java . io .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isNoiseWord( String ter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reLikeThis.addTermFrequencies( Map termFreqMap , TermFreqVector v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reLikeThis.setStopWords(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qQ.FreqQ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like( int doc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qQ.lessThan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reLikeThis.setBoost( boolean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retrieveInterestingTerms( int doc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reLikeThis.lik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reLikeThis.setMinDocFreq( int minDoc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axWord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inTermFreq( int minTerm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axWordLen( int maxWor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is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Similarity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inWord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axQueryTerms( int maxQuery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MoreLikeThis( IndexReader 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createQuery( PriorityQueue 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reLikeThis.setMaxNumTokensPars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Stop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inWordLen( int minWor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retrieveTerms( Reader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reLikeThis.retrieveTerms( int docNu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reLikeThis.getMaxNumTokensPa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FieldNames( String [ ] 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describe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reLikeThis.main( String [ ] 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Int.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addTermFrequencies( Reader r , Map termFreqMap , String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reLikeThis.MoreLikeThis( IndexReader ir , Similarity s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reLikeThis.like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inTerm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